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1567e" officeooo:paragraph-rsid="0011567e"/>
    </style:style>
    <style:style style:name="P2" style:family="paragraph" style:parent-style-name="Text_20_body">
      <style:text-properties officeooo:rsid="0011e352" officeooo:paragraph-rsid="0011e352"/>
    </style:style>
    <style:style style:name="P3" style:family="paragraph" style:parent-style-name="Text_20_body">
      <style:text-properties officeooo:rsid="00169473" officeooo:paragraph-rsid="00169473"/>
    </style:style>
    <style:style style:name="P4" style:family="paragraph" style:parent-style-name="Text_20_body">
      <style:text-properties officeooo:rsid="0017478d" officeooo:paragraph-rsid="0017478d"/>
    </style:style>
    <style:style style:name="P5" style:family="paragraph" style:parent-style-name="Text_20_body">
      <style:text-properties officeooo:rsid="00180c51" officeooo:paragraph-rsid="00180c51"/>
    </style:style>
    <style:style style:name="P6" style:family="paragraph" style:parent-style-name="Text_20_body">
      <style:text-properties style:text-underline-style="solid" style:text-underline-width="auto" style:text-underline-color="font-color" officeooo:rsid="00180c51" officeooo:paragraph-rsid="00180c51"/>
    </style:style>
    <style:style style:name="P7" style:family="paragraph" style:parent-style-name="Text_20_body">
      <style:paragraph-properties fo:text-align="start" style:justify-single-word="false"/>
      <style:text-properties style:text-underline-style="solid" style:text-underline-width="auto" style:text-underline-color="font-color" officeooo:rsid="003efb76" officeooo:paragraph-rsid="003efb76"/>
    </style:style>
    <style:style style:name="P8" style:family="paragraph" style:parent-style-name="Text_20_body">
      <style:paragraph-properties fo:text-align="start" style:justify-single-word="false"/>
      <style:text-properties style:text-underline-style="solid" style:text-underline-width="auto" style:text-underline-color="font-color" officeooo:rsid="004186b1" officeooo:paragraph-rsid="004186b1"/>
    </style:style>
    <style:style style:name="P9" style:family="paragraph" style:parent-style-name="Text_20_body">
      <style:text-properties officeooo:rsid="001881f7" officeooo:paragraph-rsid="001881f7"/>
    </style:style>
    <style:style style:name="P10" style:family="paragraph" style:parent-style-name="Text_20_body">
      <style:text-properties officeooo:rsid="001a11d4" officeooo:paragraph-rsid="001a11d4"/>
    </style:style>
    <style:style style:name="P11" style:family="paragraph" style:parent-style-name="Text_20_body">
      <style:text-properties officeooo:rsid="001a8fac" officeooo:paragraph-rsid="001a8fac"/>
    </style:style>
    <style:style style:name="P12" style:family="paragraph" style:parent-style-name="Text_20_body">
      <style:paragraph-properties fo:text-align="start" style:justify-single-word="false"/>
      <style:text-properties officeooo:rsid="001bc4af" officeooo:paragraph-rsid="001bc4af"/>
    </style:style>
    <style:style style:name="P13" style:family="paragraph" style:parent-style-name="Text_20_body">
      <style:paragraph-properties fo:text-align="start" style:justify-single-word="false"/>
      <style:text-properties officeooo:rsid="001fd01b" officeooo:paragraph-rsid="001fd01b"/>
    </style:style>
    <style:style style:name="P14" style:family="paragraph" style:parent-style-name="Text_20_body">
      <style:paragraph-properties fo:text-align="start" style:justify-single-word="false"/>
      <style:text-properties officeooo:rsid="0021c012" officeooo:paragraph-rsid="0021c012"/>
    </style:style>
    <style:style style:name="P15" style:family="paragraph" style:parent-style-name="Text_20_body">
      <style:paragraph-properties fo:text-align="start" style:justify-single-word="false"/>
      <style:text-properties fo:font-weight="normal" officeooo:rsid="002a943b" officeooo:paragraph-rsid="002a943b" style:font-weight-asian="normal" style:font-weight-complex="normal"/>
    </style:style>
    <style:style style:name="P16" style:family="paragraph" style:parent-style-name="Text_20_body">
      <style:paragraph-properties fo:text-align="start" style:justify-single-word="false"/>
      <style:text-properties fo:font-weight="normal" officeooo:rsid="003682c6" officeooo:paragraph-rsid="003682c6" style:font-weight-asian="normal" style:font-weight-complex="normal"/>
    </style:style>
    <style:style style:name="P17" style:family="paragraph" style:parent-style-name="Text_20_body">
      <style:paragraph-properties fo:text-align="start" style:justify-single-word="false"/>
      <style:text-properties fo:font-weight="normal" officeooo:rsid="00385fa1" officeooo:paragraph-rsid="00385fa1" style:font-weight-asian="normal" style:font-weight-complex="normal"/>
    </style:style>
    <style:style style:name="P18" style:family="paragraph" style:parent-style-name="Text_20_body">
      <style:paragraph-properties fo:text-align="start" style:justify-single-word="false"/>
      <style:text-properties fo:font-style="italic" style:text-underline-style="none" fo:font-weight="normal" officeooo:rsid="002d0a79" officeooo:paragraph-rsid="002d0a79" style:font-style-asian="italic" style:font-weight-asian="normal" style:font-style-complex="italic" style:font-weight-complex="normal"/>
    </style:style>
    <style:style style:name="P19" style:family="paragraph" style:parent-style-name="Text_20_body">
      <style:paragraph-properties fo:text-align="start" style:justify-single-word="false"/>
      <style:text-properties fo:font-style="italic" style:text-underline-style="none" fo:font-weight="normal" officeooo:rsid="002f9c16" officeooo:paragraph-rsid="002f9c16" style:font-style-asian="italic" style:font-weight-asian="normal" style:font-style-complex="italic" style:font-weight-complex="normal"/>
    </style:style>
    <style:style style:name="P20" style:family="paragraph" style:parent-style-name="Text_20_body">
      <style:paragraph-properties fo:text-align="start" style:justify-single-word="false"/>
      <style:text-properties fo:font-style="italic" style:text-underline-style="none" fo:font-weight="normal" officeooo:rsid="0032a256" officeooo:paragraph-rsid="0032a256" style:font-style-asian="italic" style:font-weight-asian="normal" style:font-style-complex="italic" style:font-weight-complex="normal"/>
    </style:style>
    <style:style style:name="P21" style:family="paragraph" style:parent-style-name="Text_20_body">
      <style:paragraph-properties fo:text-align="start" style:justify-single-word="false"/>
      <style:text-properties officeooo:rsid="0039d618" officeooo:paragraph-rsid="0039d618"/>
    </style:style>
    <style:style style:name="P22" style:family="paragraph" style:parent-style-name="Text_20_body">
      <style:paragraph-properties fo:text-align="start" style:justify-single-word="false"/>
      <style:text-properties officeooo:rsid="003c637f" officeooo:paragraph-rsid="003c637f"/>
    </style:style>
    <style:style style:name="P23" style:family="paragraph" style:parent-style-name="Text_20_body">
      <style:paragraph-properties fo:text-align="start" style:justify-single-word="false"/>
      <style:text-properties style:text-underline-style="none" officeooo:rsid="00401fce" officeooo:paragraph-rsid="00401fce"/>
    </style:style>
    <style:style style:name="P24" style:family="paragraph" style:parent-style-name="Title">
      <style:text-properties officeooo:rsid="0011567e" officeooo:paragraph-rsid="0011567e"/>
    </style:style>
    <style:style style:name="P25" style:family="paragraph" style:parent-style-name="Text_20_body">
      <style:text-properties officeooo:rsid="00154a26" officeooo:paragraph-rsid="00154a26"/>
    </style:style>
    <style:style style:name="P26" style:family="paragraph" style:parent-style-name="Text_20_body" style:list-style-name="L1">
      <style:text-properties officeooo:rsid="0017478d" officeooo:paragraph-rsid="0017478d"/>
    </style:style>
    <style:style style:name="P27" style:family="paragraph" style:parent-style-name="Text_20_body" style:list-style-name="L2">
      <style:text-properties officeooo:rsid="00169473" officeooo:paragraph-rsid="00169473"/>
    </style:style>
    <style:style style:name="P28" style:family="paragraph" style:parent-style-name="Text_20_body" style:list-style-name="L3">
      <style:paragraph-properties fo:text-align="start" style:justify-single-word="false"/>
      <style:text-properties officeooo:rsid="001a8fac" officeooo:paragraph-rsid="001a8fac"/>
    </style:style>
    <style:style style:name="P29" style:family="paragraph" style:parent-style-name="Text_20_body">
      <style:paragraph-properties fo:text-align="start" style:justify-single-word="false"/>
      <style:text-properties fo:font-style="normal" officeooo:rsid="00214057" officeooo:paragraph-rsid="00214057" style:font-style-asian="normal" style:font-style-complex="normal"/>
    </style:style>
    <style:style style:name="P30" style:family="paragraph" style:parent-style-name="Text_20_body" style:list-style-name="L4">
      <style:paragraph-properties fo:text-align="start" style:justify-single-word="false"/>
      <style:text-properties fo:font-style="normal" officeooo:rsid="0021fa84" officeooo:paragraph-rsid="0021fa84" style:font-style-asian="normal" style:font-style-complex="normal"/>
    </style:style>
    <style:style style:name="P31" style:family="paragraph" style:parent-style-name="Text_20_body">
      <style:paragraph-properties fo:text-align="start" style:justify-single-word="false"/>
      <style:text-properties fo:font-style="normal" fo:font-weight="bold" officeooo:rsid="0023e60d" officeooo:paragraph-rsid="0023e60d" style:font-style-asian="normal" style:font-weight-asian="bold" style:font-style-complex="normal" style:font-weight-complex="bold"/>
    </style:style>
    <style:style style:name="P32" style:family="paragraph" style:parent-style-name="Text_20_body">
      <style:paragraph-properties fo:text-align="start" style:justify-single-word="false"/>
      <style:text-properties fo:font-style="normal" fo:font-weight="bold" officeooo:rsid="0023f04e" officeooo:paragraph-rsid="0023f04e" style:font-style-asian="normal" style:font-weight-asian="bold" style:font-style-complex="normal" style:font-weight-complex="bold"/>
    </style:style>
    <style:style style:name="P33" style:family="paragraph" style:parent-style-name="Text_20_body">
      <style:paragraph-properties fo:text-align="start" style:justify-single-word="false"/>
      <style:text-properties fo:font-style="normal" fo:font-weight="normal" officeooo:rsid="0027dd4f" officeooo:paragraph-rsid="0027dd4f"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fo:font-style="normal" fo:font-weight="normal" officeooo:rsid="002812f8" officeooo:paragraph-rsid="002812f8" style:font-style-asian="normal" style:font-weight-asian="normal" style:font-style-complex="normal" style:font-weight-complex="normal"/>
    </style:style>
    <style:style style:name="P35" style:family="paragraph" style:parent-style-name="Text_20_body">
      <style:paragraph-properties fo:text-align="start" style:justify-single-word="false"/>
      <style:text-properties fo:font-style="normal" fo:font-weight="normal" officeooo:rsid="0037ae5b" officeooo:paragraph-rsid="0037ae5b" style:font-style-asian="normal" style:font-weight-asian="normal" style:font-style-complex="normal" style:font-weight-complex="normal"/>
    </style:style>
    <style:style style:name="P36" style:family="paragraph" style:parent-style-name="Text_20_body">
      <style:paragraph-properties fo:text-align="start" style:justify-single-word="false"/>
      <style:text-properties fo:font-style="normal" fo:font-weight="normal" officeooo:rsid="00398ea7" officeooo:paragraph-rsid="00398ea7" style:font-style-asian="normal" style:font-weight-asian="normal" style:font-style-complex="normal" style:font-weight-complex="normal"/>
    </style:style>
    <style:style style:name="P37" style:family="paragraph" style:parent-style-name="Text_20_body" style:list-style-name="L6">
      <style:paragraph-properties fo:text-align="start" style:justify-single-word="false"/>
      <style:text-properties fo:font-style="normal" fo:font-weight="normal" officeooo:rsid="00398ea7" officeooo:paragraph-rsid="00398ea7"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fo:font-style="normal" fo:font-weight="normal" officeooo:rsid="0039d618" officeooo:paragraph-rsid="0039d618"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fo:font-style="normal" style:text-underline-style="solid" style:text-underline-width="auto" style:text-underline-color="font-color" fo:font-weight="normal" officeooo:rsid="002d0a79" officeooo:paragraph-rsid="002d0a79" style:font-style-asian="normal" style:font-weight-asian="normal" style:font-style-complex="normal" style:font-weight-complex="normal"/>
    </style:style>
    <style:style style:name="P40" style:family="paragraph" style:parent-style-name="Text_20_body">
      <style:paragraph-properties fo:text-align="start" style:justify-single-word="false"/>
      <style:text-properties fo:font-style="normal" style:text-underline-style="none" fo:font-weight="normal" officeooo:rsid="003ff680" officeooo:paragraph-rsid="003ff680" style:font-style-asian="normal" style:font-weight-asian="normal" style:font-style-complex="normal" style:font-weight-complex="normal"/>
    </style:style>
    <style:style style:name="P41" style:family="paragraph" style:parent-style-name="Text_20_body">
      <style:paragraph-properties fo:text-align="start" style:justify-single-word="false"/>
      <style:text-properties fo:font-style="normal" style:text-underline-style="none" fo:font-weight="normal" officeooo:rsid="0041c969" officeooo:paragraph-rsid="0041c969" style:font-style-asian="normal" style:font-weight-asian="normal" style:font-style-complex="normal" style:font-weight-complex="normal"/>
    </style:style>
    <style:style style:name="P42" style:family="paragraph" style:parent-style-name="Text_20_body">
      <style:paragraph-properties fo:text-align="start" style:justify-single-word="false"/>
      <style:text-properties fo:font-style="normal" style:text-underline-style="none" fo:font-weight="normal" officeooo:rsid="00424162" officeooo:paragraph-rsid="00424162" style:font-style-asian="normal" style:font-weight-asian="normal" style:font-style-complex="normal" style:font-weight-complex="normal"/>
    </style:style>
    <style:style style:name="P43" style:family="paragraph" style:parent-style-name="Text_20_body" style:list-style-name="L7">
      <style:paragraph-properties fo:text-align="start" style:justify-single-word="false"/>
      <style:text-properties fo:font-style="normal" style:text-underline-style="none" fo:font-weight="normal" officeooo:rsid="0044dda0" officeooo:paragraph-rsid="0044dda0" style:font-style-asian="normal" style:font-weight-asian="normal" style:font-style-complex="normal" style:font-weight-complex="normal"/>
    </style:style>
    <style:style style:name="P44" style:family="paragraph" style:parent-style-name="Text_20_body">
      <style:paragraph-properties fo:text-align="start" style:justify-single-word="false"/>
      <style:text-properties fo:font-style="normal" style:text-underline-style="none" fo:font-weight="normal" officeooo:rsid="0044dda0" officeooo:paragraph-rsid="0044dda0" style:font-style-asian="normal" style:font-weight-asian="normal" style:font-style-complex="normal" style:font-weight-complex="normal"/>
    </style:style>
    <style:style style:name="P45" style:family="paragraph" style:parent-style-name="Text_20_body" style:list-style-name="L8">
      <style:paragraph-properties fo:text-align="start" style:justify-single-word="false"/>
      <style:text-properties fo:font-style="normal" style:text-underline-style="none" fo:font-weight="normal" officeooo:rsid="0044dda0" officeooo:paragraph-rsid="0044dda0" style:font-style-asian="normal" style:font-weight-asian="normal" style:font-style-complex="normal" style:font-weight-complex="normal"/>
    </style:style>
    <style:style style:name="P46" style:family="paragraph" style:parent-style-name="Text_20_body" style:list-style-name="L8">
      <style:paragraph-properties fo:text-align="start" style:justify-single-word="false"/>
      <style:text-properties fo:font-style="normal" style:text-underline-style="none" fo:font-weight="normal" officeooo:rsid="0044e390" officeooo:paragraph-rsid="0044e390" style:font-style-asian="normal" style:font-weight-asian="normal" style:font-style-complex="normal" style:font-weight-complex="normal"/>
    </style:style>
    <style:style style:name="P47" style:family="paragraph" style:parent-style-name="Text_20_body" style:list-style-name="L8">
      <style:paragraph-properties fo:text-align="start" style:justify-single-word="false"/>
      <style:text-properties fo:font-style="normal" style:text-underline-style="none" fo:font-weight="normal" officeooo:rsid="0044ec20" officeooo:paragraph-rsid="0044ec20" style:font-style-asian="normal" style:font-weight-asian="normal" style:font-style-complex="normal" style:font-weight-complex="normal"/>
    </style:style>
    <style:style style:name="P48" style:family="paragraph" style:parent-style-name="Text_20_body">
      <style:paragraph-properties fo:text-align="start" style:justify-single-word="false"/>
      <style:text-properties fo:font-style="normal" style:text-underline-style="none" fo:font-weight="normal" officeooo:rsid="00472cf9" officeooo:paragraph-rsid="00472cf9" style:font-style-asian="normal" style:font-weight-asian="normal" style:font-style-complex="normal" style:font-weight-complex="normal"/>
    </style:style>
    <style:style style:name="P49" style:family="paragraph" style:parent-style-name="Text_20_body" style:list-style-name="L4">
      <style:paragraph-properties fo:text-align="start" style:justify-single-word="false"/>
      <style:text-properties officeooo:rsid="00220574" officeooo:paragraph-rsid="00220574"/>
    </style:style>
    <style:style style:name="P50" style:family="paragraph" style:parent-style-name="Text_20_body" style:list-style-name="L4">
      <style:paragraph-properties fo:text-align="start" style:justify-single-word="false"/>
      <style:text-properties officeooo:rsid="002312bb" officeooo:paragraph-rsid="002312bb"/>
    </style:style>
    <style:style style:name="P51" style:family="paragraph" style:parent-style-name="Text_20_body" style:list-style-name="L5">
      <style:paragraph-properties fo:text-align="start" style:justify-single-word="false"/>
      <style:text-properties fo:font-style="italic" fo:font-weight="normal" officeooo:rsid="002a9cf7" officeooo:paragraph-rsid="002a9cf7" style:font-style-asian="italic" style:font-weight-asian="normal" style:font-style-complex="italic" style:font-weight-complex="normal"/>
    </style:style>
    <style:style style:name="P52" style:family="paragraph" style:parent-style-name="Text_20_body" style:list-style-name="L5">
      <style:paragraph-properties fo:text-align="start" style:justify-single-word="false"/>
      <style:text-properties fo:font-style="italic" fo:font-weight="normal" officeooo:rsid="002c1b09" officeooo:paragraph-rsid="002c1b09" style:font-style-asian="italic" style:font-weight-asian="normal" style:font-style-complex="italic" style:font-weight-complex="normal"/>
    </style:style>
    <style:style style:name="P53" style:family="paragraph" style:parent-style-name="Text_20_body" style:list-style-name="L4">
      <style:paragraph-properties fo:text-align="start" style:justify-single-word="false"/>
      <style:text-properties fo:font-weight="normal" officeooo:rsid="002312bb" officeooo:paragraph-rsid="0032a256" style:font-weight-asian="normal" style:font-weight-complex="normal"/>
    </style:style>
    <style:style style:name="P54" style:family="paragraph" style:parent-style-name="Text_20_body" style:list-style-name="L8">
      <style:paragraph-properties fo:text-align="start" style:justify-single-word="false"/>
      <style:text-properties style:text-underline-style="none" officeooo:rsid="0046d2e8" officeooo:paragraph-rsid="0046d2e8"/>
    </style:style>
    <style:style style:name="T1" style:family="text">
      <style:text-properties officeooo:rsid="00128ef8"/>
    </style:style>
    <style:style style:name="T2" style:family="text">
      <style:text-properties officeooo:rsid="00140f3b"/>
    </style:style>
    <style:style style:name="T3" style:family="text">
      <style:text-properties fo:font-style="italic" style:font-style-asian="italic" style:font-style-complex="italic"/>
    </style:style>
    <style:style style:name="T4" style:family="text">
      <style:text-properties fo:font-style="italic" officeooo:rsid="001da7b1" style:font-style-asian="italic" style:font-style-complex="italic"/>
    </style:style>
    <style:style style:name="T5" style:family="text">
      <style:text-properties fo:font-style="italic" officeooo:rsid="0034d13b" style:font-style-asian="italic" style:font-style-complex="italic"/>
    </style:style>
    <style:style style:name="T6" style:family="text">
      <style:text-properties fo:font-style="italic" officeooo:rsid="00398ea7"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4186b1" style:font-style-asian="italic" style:font-weight-asian="normal" style:font-style-complex="italic" style:font-weight-complex="normal"/>
    </style:style>
    <style:style style:name="T9" style:family="text">
      <style:text-properties officeooo:rsid="001a62c1"/>
    </style:style>
    <style:style style:name="T10" style:family="text">
      <style:text-properties officeooo:rsid="001a8fac"/>
    </style:style>
    <style:style style:name="T11" style:family="text">
      <style:text-properties officeooo:rsid="001da7b1"/>
    </style:style>
    <style:style style:name="T12" style:family="text">
      <style:text-properties fo:font-style="normal" style:font-style-asian="normal" style:font-style-complex="normal"/>
    </style:style>
    <style:style style:name="T13" style:family="text">
      <style:text-properties fo:font-style="normal" officeooo:rsid="001da7b1" style:font-style-asian="normal" style:font-style-complex="normal"/>
    </style:style>
    <style:style style:name="T14" style:family="text">
      <style:text-properties fo:font-style="normal" officeooo:rsid="001ef6c1" style:font-style-asian="normal" style:font-style-complex="normal"/>
    </style:style>
    <style:style style:name="T15" style:family="text">
      <style:text-properties fo:font-style="normal" officeooo:rsid="0021fa84" style:font-style-asian="normal" style:font-style-complex="normal"/>
    </style:style>
    <style:style style:name="T16" style:family="text">
      <style:text-properties fo:font-style="normal" officeooo:rsid="002a9cf7" style:font-style-asian="normal" style:font-style-complex="normal"/>
    </style:style>
    <style:style style:name="T17" style:family="text">
      <style:text-properties fo:font-style="normal" officeooo:rsid="002b9d9e" style:font-style-asian="normal" style:font-style-complex="normal"/>
    </style:style>
    <style:style style:name="T18" style:family="text">
      <style:text-properties fo:font-style="normal" officeooo:rsid="002d0b2e" style:font-style-asian="normal" style:font-style-complex="normal"/>
    </style:style>
    <style:style style:name="T19" style:family="text">
      <style:text-properties fo:font-style="normal" officeooo:rsid="002e6522" style:font-style-asian="normal" style:font-style-complex="normal"/>
    </style:style>
    <style:style style:name="T20" style:family="text">
      <style:text-properties fo:font-style="normal" officeooo:rsid="00316cd6" style:font-style-asian="normal" style:font-style-complex="normal"/>
    </style:style>
    <style:style style:name="T21" style:family="text">
      <style:text-properties fo:font-style="normal" officeooo:rsid="0032a256" style:font-style-asian="normal" style:font-style-complex="normal"/>
    </style:style>
    <style:style style:name="T22" style:family="text">
      <style:text-properties fo:font-style="normal" officeooo:rsid="0033c244" style:font-style-asian="normal" style:font-style-complex="normal"/>
    </style:style>
    <style:style style:name="T23" style:family="text">
      <style:text-properties fo:font-style="normal" officeooo:rsid="0034d13b" style:font-style-asian="normal" style:font-style-complex="normal"/>
    </style:style>
    <style:style style:name="T24" style:family="text">
      <style:text-properties fo:font-style="normal" officeooo:rsid="00398ea7"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3a9200" style:font-style-asian="normal" style:font-weight-asian="normal" style:font-style-complex="normal" style:font-weight-complex="normal"/>
    </style:style>
    <style:style style:name="T27" style:family="text">
      <style:text-properties fo:font-style="normal" fo:font-weight="normal" officeooo:rsid="003c637f" style:font-style-asian="normal" style:font-weight-asian="normal" style:font-style-complex="normal" style:font-weight-complex="normal"/>
    </style:style>
    <style:style style:name="T28" style:family="text">
      <style:text-properties fo:font-style="normal" fo:font-weight="normal" officeooo:rsid="003e4100" style:font-style-asian="normal" style:font-weight-asian="normal" style:font-style-complex="normal" style:font-weight-complex="normal"/>
    </style:style>
    <style:style style:name="T29" style:family="text">
      <style:text-properties fo:font-style="normal" fo:font-weight="normal" officeooo:rsid="004139d4" style:font-style-asian="normal" style:font-weight-asian="normal" style:font-style-complex="normal" style:font-weight-complex="normal"/>
    </style:style>
    <style:style style:name="T30" style:family="text">
      <style:text-properties fo:font-style="normal" fo:font-weight="normal" officeooo:rsid="004186b1" style:font-style-asian="normal" style:font-weight-asian="normal" style:font-style-complex="normal" style:font-weight-complex="normal"/>
    </style:style>
    <style:style style:name="T31" style:family="text">
      <style:text-properties officeooo:rsid="002b9d9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Virtualization</text:p>
      <text:p text:style-name="P1">Scheduling: The Multi-Level Feedback Queue</text:p>
      <text:p text:style-name="P2">In this chapter we take a look on one of the most well-known approaches to scheduling, the Multi-Level Feedback Queue <text:span text:style-name="T1">(MLFQ). </text:span><text:span text:style-name="T2">The development and discovery of the MLFQ led to the Turing award to Corobato. </text:span></text:p>
      <text:p text:style-name="P25">MLFQ tries to improve both turnaround time and response time and the problem is thus two-fold. </text:p>
      <text:p text:style-name="P4">Fundamental problem: </text:p>
      <text:list xml:id="list2258141951" text:style-name="L1">
        <text:list-item>
          <text:p text:style-name="P26">How do we schedule without perfect knowledge? </text:p>
        </text:list-item>
      </text:list>
      <text:p text:style-name="P3">Problems are: </text:p>
      <text:list xml:id="list2081336304" text:style-name="L2">
        <text:list-item>
          <text:p text:style-name="P27">How can we optimize both turnaround time and response time? </text:p>
        </text:list-item>
        <text:list-item>
          <text:p text:style-name="P27">How can the scheduler learn, as the system runs, the characteristics of the jobs it is running, and thus make better <text:s/>scheduling decisions?</text:p>
        </text:list-item>
      </text:list>
      <text:p text:style-name="P6">Tip: Learn From The History</text:p>
      <text:p text:style-name="P5">Multi-Level Feedback Queue is an example of an excellent system that learns from the past to predict the future. Such futures are common in OS, e.g. hardware branch predictors, cashing algorithms. One must be careful with these technique and if not, the system might perform better without any knowledge at all. </text:p>
      <text:p text:style-name="P9">8.1 MLFQ: Basic Rules</text:p>
      <text:p text:style-name="P10">An MLFQ has a number of distinct queues, each assigned a <text:span text:style-name="T3">priority level</text:span>. <text:span text:style-name="T9">At any given time, a job that is ready to run is on a single queue. MLFQ uses priorities to decide which job should run at a given time. A job with a higher priority is ran. </text:span><text:span text:style-name="T10">If the jobs have the same priority, we will use Round-Robin (RR). </text:span></text:p>
      <text:p text:style-name="P11">These are 2 basic rules: </text:p>
      <text:list xml:id="list4186654261" text:style-name="L3">
        <text:list-item>
          <text:p text:style-name="P28">Rule 1 : If Prio(A) &gt; Prio(B), A runs (B dosen’t)</text:p>
        </text:list-item>
        <text:list-item>
          <text:p text:style-name="P28">Rule 2 : If Prio(A) <text:s/>= Prio(B), A &amp; B run in PR</text:p>
        </text:list-item>
      </text:list>
      <text:p text:style-name="P12">The key is thus how the MLFQ sets the priorities. <text:span text:style-name="T11">MLFQ varies the priority of a specific job based on </text:span><text:span text:style-name="T4">observer behavior</text:span><text:span text:style-name="T13">. MLFQ will try to learn about processes as they run. </text:span><text:span text:style-name="T14">The history of jobs will determine its future behavior. </text:span></text:p>
      <text:p text:style-name="P13"><text:span text:style-name="T14">I</text:span><text:span text:style-name="T12">f we want to run lower prioritized jobs at all we need to change the prio dynamically somehow (or else, higher prio will alternate until done). </text:span></text:p>
      <text:p text:style-name="P29">8.2 Attempt #1: How To Change Priority</text:p>
      <text:p text:style-name="P14"><text:span text:style-name="T12">MLFQ will change the prio of a job over the complete lifetime of the job. </text:span><text:span text:style-name="T15">To change the priority we introduce 3 new rules: </text:span></text:p>
      <text:list xml:id="list3592565750" text:style-name="L4">
        <text:list-item>
          <text:p text:style-name="P30">Rule 3 : When a job enter the system, it is placed at the highest priority (topmost queue). </text:p>
        </text:list-item>
        <text:list-item>
          <text:p text:style-name="P49"><text:soft-page-break/><text:span text:style-name="T12">Rule 4</text:span><text:span text:style-name="T20">a</text:span><text:span text:style-name="T12"> : If a job uses up an entire time slice while running, its priority is </text:span><text:span text:style-name="T3">reduced</text:span><text:span text:style-name="T12"> (it moves down one queue).</text:span></text:p>
        </text:list-item>
        <text:list-item>
          <text:p text:style-name="P50"><text:bookmark-start text:name="__DdeLink__915_4061925439"/><text:span text:style-name="T12">Rule </text:span><text:span text:style-name="T20">4b</text:span><text:span text:style-name="T12"> : If a job gives up the CPU before the time slice is up, it stays at the same priority level. </text:span><text:bookmark-end text:name="__DdeLink__915_4061925439"/></text:p>
        </text:list-item>
      </text:list>
      <text:p text:style-name="P31">Example 1: A Single Long-Running Job</text:p>
      <text:p text:style-name="P33">Assumes the job is a sort job and then changes the prio to the correct one. </text:p>
      <text:p text:style-name="P31">Example 2: Along Came A Short Job</text:p>
      <text:p text:style-name="P34">A short job arriving late will be ran first. </text:p>
      <text:p text:style-name="P31">Example 3: What About I/O? </text:p>
      <text:p text:style-name="P34">An I/O intesive job will be altered on the highest priority. </text:p>
      <text:p text:style-name="P32">Problems With Our Current MLFQ</text:p>
      <text:p text:style-name="P15"><text:span text:style-name="T12">So far, we have a decent MLFQ, it shares the CPU between long-running jobs, letting short or I/O intensive interactive jobs run quickly. </text:span><text:span text:style-name="T16">But some severe problems remain: </text:span></text:p>
      <text:list xml:id="list940612267" text:style-name="L5">
        <text:list-item>
          <text:p text:style-name="P51">Starvation: <text:span text:style-name="T12">If there are too many interactive jobs in the system, they will combine to consume all CPU time, resulting in that long-running jobs will n</text:span><text:span text:style-name="T17">ever receive any CPU time</text:span></text:p>
        </text:list-item>
        <text:list-item>
          <text:p text:style-name="P52"><text:span text:style-name="T31">G</text:span>aming:<text:span text:style-name="T12"> A smart user can trick the scheduler, for example; issueing an I/O operation before the time slice is over; doing so allows you to remain in the same queue. </text:span></text:p>
        </text:list-item>
      </text:list>
      <text:p text:style-name="P39">Tip: Scheduling Must Be Secure From Attack</text:p>
      <text:p text:style-name="P18"><text:span text:style-name="T12">A scheduling policy may be a security concern. </text:span><text:span text:style-name="T18">In modern datacenters, most resources are shared and a vulnerbaility or faulty scheduling policy could </text:span><text:span text:style-name="T19">make a user </text:span><text:span text:style-name="T18">thus harm other. </text:span></text:p>
      <text:p text:style-name="P19"><text:span text:style-name="T18">8.</text:span><text:span text:style-name="T12">3 Attempt #2: The Priority Boost</text:span></text:p>
      <text:p text:style-name="P20"><text:span text:style-name="T12">To avoid the problem wth starvation we introduce the </text:span>priority boost<text:span text:style-name="T12"> </text:span><text:span text:style-name="T22">where a job in the scheduler is periodically boosted to a higher queue. </text:span><text:span text:style-name="T23">We introduce a new rule: </text:span></text:p>
      <text:list xml:id="list154638856315655" text:continue-list="list3592565750" text:style-name="L4">
        <text:list-item>
          <text:p text:style-name="P53"><text:span text:style-name="T12">Rule </text:span><text:span text:style-name="T21">5</text:span><text:span text:style-name="T12"> : </text:span><text:span text:style-name="T23">After some time period </text:span><text:span text:style-name="T5">S</text:span><text:span text:style-name="T23">, move all the jobs in the system to the topmost queue. </text:span></text:p>
        </text:list-item>
      </text:list>
      <text:p text:style-name="P16"><text:span text:style-name="T23">T</text:span><text:span text:style-name="T12">he </text:span><text:span text:style-name="T3">S </text:span><text:span text:style-name="T12">constants are called a </text:span><text:span text:style-name="T3">voo-doo</text:span><text:span text:style-name="T12"> constant, since it has some kind of magically value associated to it. If to high, long-running processes could starve, if to short, interactive jobs may not get a sufficient share of the CPU.</text:span></text:p>
      <text:p text:style-name="P35">8.4 Attempt #3: Better Accounting</text:p>
      <text:p text:style-name="P35">One problem remains: How can we prevent gaming of the scheduler (getting tricked)?</text:p>
      <text:p text:style-name="P17"><text:span text:style-name="T12">The solution i</text:span><text:span text:style-name="T24">s </text:span><text:span text:style-name="T3">account</text:span><text:span text:style-name="T6">ing </text:span><text:span text:style-name="T12">for how much a time slice a process used at a given level. Once a process has used its allotment, it is demoted to the next priority queue. </text:span></text:p>
      <text:p text:style-name="P36">We rewrite rules 4a and 4b to the following: </text:p>
      <text:list xml:id="list1906571622" text:style-name="L6">
        <text:list-item>
          <text:p text:style-name="P37">Rule 4 : Once a job uses up its time allotment at a given level (regardless of how many times it has given up the CPU), its priority is reduced (i.e., it moves down one queue). </text:p>
        </text:list-item>
      </text:list>
      <text:p text:style-name="P38">8.5 Tuning MLFQ And Other Issues</text:p>
      <text:p text:style-name="P21"><text:soft-page-break/><text:span text:style-name="T25">A big question about the MLFQ is how to </text:span><text:span text:style-name="T7">parameterize</text:span><text:span text:style-name="T25"> it, </text:span><text:span text:style-name="T26">e.g. how many queues shall we have? </text:span><text:span text:style-name="T27">How big should a time slice be? How often do we boost? </text:span></text:p>
      <text:p text:style-name="P22"><text:span text:style-name="T25">There are no clear answers to these questions, so need experience and tuning based on workloads </text:span><text:span text:style-name="T28">to achieve a satisfactory balance. </text:span></text:p>
      <text:p text:style-name="P7"><text:span text:style-name="T28">T</text:span><text:span text:style-name="T25">ip: Avoid VOO-DOO Contants (Ousterhoust’s law)</text:span></text:p>
      <text:p text:style-name="P40">Constants are hard to change and tveaking is often done with default and standard values or left unmodified completely. </text:p>
      <text:p text:style-name="P23"><text:span text:style-name="T25">There are many variants and implementation of MLFQ’s, and many different parameterizations. </text:span><text:span text:style-name="T29">In some system one can use the command-line utility “nice” to increase or decrease the priority of a program. </text:span><text:span text:style-name="T30">The user can also be allowed to input </text:span><text:span text:style-name="T8">advice</text:span><text:span text:style-name="T30"> to the scheduler in order to improve it. </text:span></text:p>
      <text:p text:style-name="P8"><text:span text:style-name="T29">T</text:span><text:span text:style-name="T25">ip: Use Advice Where Possible</text:span></text:p>
      <text:p text:style-name="P41">Interfaces to provide user or administrators to provide some hints to the OS. </text:p>
      <text:p text:style-name="P42">8.6 MLFQ: Summary</text:p>
      <text:p text:style-name="P42">It is a scheduling approach, Multi-Level Feedback Queue (MLFQ). </text:p>
      <text:list xml:id="list3032476157" text:style-name="L7">
        <text:list-item>
          <text:p text:style-name="P43">It uses multiple levels of of queue</text:p>
        </text:list-item>
        <text:list-item>
          <text:p text:style-name="P43">It uses feedback to determina the priority</text:p>
        </text:list-item>
        <text:list-item>
          <text:p text:style-name="P43">It is driven by the history</text:p>
        </text:list-item>
      </text:list>
      <text:p text:style-name="P44">Following are the refined set of MLFQ rules: </text:p>
      <text:list xml:id="list2895059619" text:style-name="L8">
        <text:list-item>
          <text:p text:style-name="P45">Rule 1: If Priority(A) &gt; Priority(B), A runs (B dosen’t)</text:p>
        </text:list-item>
        <text:list-item>
          <text:p text:style-name="P45">Rule 2: If Priority(A) = Priority(B), A &amp; B run in round-robin fashion using the time slice (quantum length) of the given queue. </text:p>
        </text:list-item>
        <text:list-item>
          <text:p text:style-name="P46">Rule 3: When a job enters the system, it is placed at the highest priority (the topmost queue).</text:p>
        </text:list-item>
        <text:list-item>
          <text:p text:style-name="P47">Rule 4: Once a job uses up its time allotment at a given level (regardless of how many it has given up the CPU), its priority is reduced (i.e., it moves down one queue). </text:p>
        </text:list-item>
        <text:list-item>
          <text:p text:style-name="P54"><text:span text:style-name="T25">Rule 5: After some time period </text:span><text:span text:style-name="T7">S</text:span><text:span text:style-name="T25">, mode all the jobs in the system to the topmost queue. </text:span></text:p>
        </text:list-item>
      </text:list>
      <text:p text:style-name="P48">It observes the execution of jobs and prioritize it accordingly. We get the best of both worlds, we deliver good overall performance for short-running jobs and is fair and good in more long-running. Many known systems uses a MLFQ. </text:p>
      <text:p text:style-name="P48"/>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6T19:17:58.321386340</meta:creation-date>
    <dc:date>2020-11-08T15:45:11.727039498</dc:date>
    <meta:editing-duration>P1DT20H16M30S</meta:editing-duration>
    <meta:editing-cycles>60</meta:editing-cycles>
    <meta:generator>LibreOffice/6.4.6.2$Linux_X86_64 LibreOffice_project/40$Build-2</meta:generator>
    <meta:document-statistic meta:table-count="0" meta:image-count="0" meta:object-count="0" meta:page-count="3" meta:paragraph-count="64" meta:word-count="1136" meta:character-count="6225" meta:non-whitespace-character-count="5134"/>
  </office:meta>
</office:document-meta>
</file>